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Mono" svg:font-family="'Fira Mono'" style:font-pitch="fixed"/>
    <style:font-face style:name="Fira Mono1" svg:font-family="'Fira Mono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Mono PS1" svg:font-family="'Nimbus Mono PS'" style:font-pitch="variable"/>
    <style:font-face style:name="Noto Mono" svg:font-family="'Noto Mono'" style:font-pitch="variable"/>
    <style:font-face style:name="Noto Mono1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11111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dddddd" draw:textarea-vertical-align="middle" draw:auto-grow-height="true" draw:auto-grow-width="false" fo:max-height="0cm" fo:min-height="9.275cm" draw:shadow="visible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9.172cm" draw:shadow="visibl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solid" draw:fill-color="#dddddd" draw:opacity="100%" draw:textarea-vertical-align="middle" draw:auto-grow-height="true" draw:auto-grow-width="false" fo:max-height="0cm" fo:min-height="6.04cm" draw:shadow="visibl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solid" draw:fill-color="#111111" draw:opacity="100%" draw:textarea-vertical-align="middle" draw:auto-grow-height="true" draw:auto-grow-width="false" fo:max-height="0cm" fo:min-height="5.031cm" draw:shadow="hidden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9.883cm" draw:shadow="visibl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solid" draw:fill-color="#dddddd" draw:opacity="100%" draw:textarea-vertical-align="middle" draw:auto-grow-height="true" draw:auto-grow-width="false" fo:max-height="0cm" fo:min-height="5.369cm" draw:shadow="visibl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solid" draw:fill-color="#111111" draw:opacity="100%" draw:textarea-vertical-align="middle" draw:auto-grow-height="true" draw:auto-grow-width="false" fo:max-height="0cm" fo:min-height="5.031cm" draw:shadow="hidden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10.545cm" draw:shadow="visible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11.127cm" draw:shadow="visible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dddddd" draw:textarea-vertical-align="middle" draw:auto-grow-height="true" draw:auto-grow-width="false" fo:max-height="0cm" fo:min-height="6.735cm" draw:shadow="visible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solid" draw:fill-color="#dddddd" draw:textarea-vertical-align="middle" draw:auto-grow-height="true" draw:auto-grow-width="false" fo:max-height="0cm" fo:min-height="9.275cm"/>
      <style:paragraph-properties style:writing-mode="lr-tb"/>
    </style:style>
    <style:style style:name="pr1" style:family="presentation" style:parent-style-name="Default-title">
      <style:graphic-properties draw:fill="solid" draw:fill-color="#666666" fo:min-height="2.629cm" draw:shadow="visible" draw:shadow-offset-x="-0.176cm" draw:shadow-offset-y="0.176cm" draw:shadow-color="#800080"/>
      <style:paragraph-properties style:writing-mode="lr-tb"/>
    </style:style>
    <style:style style:name="pr2" style:family="presentation" style:parent-style-name="Default-subtitle" style:list-style-name="L2">
      <style:graphic-properties draw:fill-color="#ffffff" draw:auto-grow-height="true" fo:min-height="6.66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draw:fill="solid" draw:fill-color="#cccccc" draw:textarea-vertical-align="middle" fo:min-height="8.884cm" draw:shadow="visible" draw:shadow-offset-x="0.212cm" draw:shadow-offset-y="0.212cm" draw:shadow-color="#800080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outline1">
      <style:graphic-properties fo:min-height="8.884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pr8" style:family="presentation" style:parent-style-name="Default-title">
      <style:graphic-properties fo:min-height="2.629cm"/>
      <style:paragraph-properties style:writing-mode="lr-tb"/>
    </style:style>
    <style:style style:name="pr9" style:family="presentation" style:parent-style-name="Default-notes">
      <style:graphic-properties draw:fill-color="#ffffff" fo:min-height="13.62cm"/>
      <style:paragraph-properties style:writing-mode="lr-tb"/>
    </style:style>
    <style:style style:name="pr10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1" style:family="paragraph">
      <loext:graphic-properties draw:fill="solid" draw:fill-color="#666666"/>
      <style:paragraph-properties style:writing-mode="lr-tb"/>
      <style:text-properties fo:color="#ffffff" loext:opacity="100%" style:font-name="Noto Mono1" fo:font-weight="bold" style:font-weight-asian="bold" style:font-weight-complex="bold"/>
    </style:style>
    <style:style style:name="P2" style:family="paragraph">
      <style:paragraph-properties fo:margin-left="0cm" fo:margin-right="0cm" fo:margin-top="0.5cm" fo:margin-bottom="0cm" fo:text-align="start" fo:text-indent="0cm"/>
      <style:text-properties fo:font-size="22pt"/>
    </style:style>
    <style:style style:name="P3" style:family="paragraph">
      <loext:graphic-properties draw:fill-color="#ffffff"/>
      <style:paragraph-properties fo:margin-left="0cm" fo:margin-right="0cm" fo:margin-top="0.5cm" fo:margin-bottom="0cm" fo:text-align="start" fo:text-indent="0cm" style:writing-mode="lr-tb"/>
      <style:text-properties fo:color="#ffffff" loext:opacity="100%" fo:font-size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ffffff" loext:opacity="100%"/>
    </style:style>
    <style:style style:name="P6" style:family="paragraph">
      <style:paragraph-properties fo:text-align="start"/>
      <style:text-properties fo:font-size="22pt"/>
    </style:style>
    <style:style style:name="P7" style:family="paragraph">
      <loext:graphic-properties draw:fill="solid" draw:fill-color="#cccccc"/>
      <style:paragraph-properties fo:text-align="start" style:writing-mode="lr-tb"/>
      <style:text-properties fo:color="#ffffff" loext:opacity="100%" fo:font-size="22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start"/>
      <style:text-properties style:font-name="Nimbus Mono PS" fo:font-size="18pt"/>
    </style:style>
    <style:style style:name="P10" style:family="paragraph">
      <loext:graphic-properties draw:fill="solid" draw:fill-color="#dddddd"/>
      <style:paragraph-properties fo:text-align="start"/>
      <style:text-properties style:font-name="Nimbus Mono PS" fo:font-size="18pt"/>
    </style:style>
    <style:style style:name="P11" style:family="paragraph">
      <style:paragraph-properties style:writing-mode="lr-tb"/>
    </style:style>
    <style:style style:name="P12" style:family="paragraph">
      <style:paragraph-properties fo:margin-left="0cm" fo:margin-right="0cm" fo:margin-top="0.5cm" fo:margin-bottom="0cm" fo:text-indent="0cm"/>
    </style:style>
    <style:style style:name="P13" style:family="paragraph">
      <style:paragraph-properties fo:margin-top="0cm" fo:margin-bottom="0.102cm" fo:text-align="start"/>
      <style:text-properties fo:font-size="14pt"/>
    </style:style>
    <style:style style:name="P14" style:family="paragraph">
      <loext:graphic-properties draw:fill="solid" draw:fill-color="#dddddd" draw:opacity="100%"/>
      <style:paragraph-properties fo:margin-top="0cm" fo:margin-bottom="0.102cm" fo:text-align="start" style:writing-mode="lr-tb"/>
      <style:text-properties style:font-name="Noto Mono1" fo:font-size="14pt" style:font-size-asian="12pt" style:font-size-complex="12pt"/>
    </style:style>
    <style:style style:name="P15" style:family="paragraph">
      <style:paragraph-properties fo:margin-left="0cm" fo:margin-right="0cm" fo:margin-top="0cm" fo:margin-bottom="0cm" fo:line-height="115%" fo:text-align="start" fo:text-indent="0cm"/>
      <style:text-properties fo:font-size="14pt"/>
    </style:style>
    <style:style style:name="P16" style:family="paragraph">
      <loext:graphic-properties draw:fill="solid" draw:fill-color="#dddddd" draw:opacity="100%"/>
      <style:paragraph-properties fo:margin-left="0cm" fo:margin-right="0cm" fo:margin-top="0cm" fo:margin-bottom="0cm" fo:line-height="115%" fo:text-align="start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15%" fo:text-align="start" fo:text-indent="0cm"/>
      <style:text-properties fo:font-size="16pt"/>
    </style:style>
    <style:style style:name="P18" style:family="paragraph">
      <loext:graphic-properties draw:fill="solid" draw:fill-color="#111111" draw:opacity="100%"/>
      <style:paragraph-properties fo:margin-left="0cm" fo:margin-right="0cm" fo:margin-top="0cm" fo:margin-bottom="0cm" fo:line-height="115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.6cm" fo:margin-right="0cm" fo:text-indent="-0.6cm"/>
    </style:style>
    <style:style style:name="P20" style:family="paragraph">
      <loext:graphic-properties draw:fill-color="#ffffff"/>
      <style:paragraph-properties fo:margin-left="0.6cm" fo:margin-right="0cm" fo:text-indent="-0.6cm" style:writing-mode="lr-tb"/>
      <style:text-properties fo:font-size="20pt"/>
    </style:style>
    <style:style style:name="P21" style:family="paragraph">
      <style:paragraph-properties fo:margin-left="0cm" fo:margin-right="0cm" fo:margin-top="0cm" fo:margin-bottom="0.102cm" fo:line-height="100%" fo:text-align="start" fo:text-indent="0cm"/>
      <style:text-properties fo:font-size="14pt"/>
    </style:style>
    <style:style style:name="P22" style:family="paragraph">
      <loext:graphic-properties draw:fill="solid" draw:fill-color="#dddddd" draw:opacity="100%"/>
      <style:paragraph-properties fo:margin-left="0cm" fo:margin-right="0cm" fo:margin-top="0cm" fo:margin-bottom="0cm" fo:line-height="115%" fo:text-align="start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top="0cm" fo:margin-bottom="0.102cm" fo:text-align="start"/>
      <style:text-properties fo:font-size="12pt"/>
    </style:style>
    <style:style style:name="P24" style:family="paragraph">
      <loext:graphic-properties draw:fill="solid" draw:fill-color="#dddddd" draw:opacity="100%"/>
      <style:paragraph-properties fo:margin-top="0cm" fo:margin-bottom="0.102cm" fo:text-align="start" style:writing-mode="lr-tb"/>
      <style:text-properties style:font-name="Noto Mono1" fo:font-size="12pt" fo:font-weight="bold" style:font-size-asian="12pt" style:font-weight-asian="bold" style:font-size-complex="12pt" style:font-weight-complex="bold"/>
    </style:style>
    <style:style style:name="P25" style:family="paragraph">
      <style:paragraph-properties fo:line-height="115%"/>
    </style:style>
    <style:style style:name="P26" style:family="paragraph">
      <style:paragraph-properties fo:line-height="115%" style:writing-mode="lr-tb"/>
      <style:text-properties fo:color="#ffffff" loext:opacity="100%" fo:font-size="26pt" style:font-size-asian="26pt" style:font-size-complex="26pt"/>
    </style:style>
    <style:style style:name="P27" style:family="paragraph">
      <style:paragraph-properties fo:margin-left="0cm" fo:margin-right="0cm" fo:margin-top="0.5cm" fo:margin-bottom="0cm" fo:line-height="115%" fo:text-indent="0cm"/>
    </style:style>
    <style:style style:name="P28" style:family="paragraph">
      <style:paragraph-properties fo:line-height="115%" style:writing-mode="lr-tb"/>
      <style:text-properties fo:color="#ffffff" loext:opacity="100%"/>
    </style:style>
    <style:style style:name="P29" style:family="paragraph">
      <style:paragraph-properties fo:margin-left="0cm" fo:margin-right="0cm" fo:margin-top="0cm" fo:margin-bottom="0.102cm" fo:line-height="100%" fo:text-align="start" fo:text-indent="0cm"/>
      <style:text-properties fo:font-size="12pt"/>
    </style:style>
    <style:style style:name="P30" style:family="paragraph">
      <style:text-properties fo:color="#ffffff" loext:opacity="100%"/>
    </style:style>
    <style:style style:name="P31" style:family="paragraph">
      <style:text-properties style:font-name="Nimbus Mono PS" fo:font-size="18pt"/>
    </style:style>
    <style:style style:name="P32" style:family="paragraph">
      <loext:graphic-properties draw:fill="solid" draw:fill-color="#dddddd"/>
      <style:text-properties style:font-name="Nimbus Mono PS" fo:font-size="18pt"/>
    </style:style>
    <style:style style:name="P33" style:family="paragraph">
      <loext:graphic-properties draw:fill-color="#ffffff"/>
    </style:style>
    <style:style style:name="P34" style:family="paragraph">
      <style:paragraph-properties fo:margin-left="0cm" fo:margin-right="0cm" fo:margin-top="0.5cm" fo:margin-bottom="0cm" fo:line-height="100%" fo:text-align="start" fo:text-indent="0cm"/>
    </style:style>
    <style:style style:name="P35" style:family="paragraph">
      <loext:graphic-properties draw:fill="solid" draw:fill-color="#dddddd"/>
      <style:paragraph-properties fo:margin-left="0cm" fo:margin-right="0cm" fo:margin-top="0.5cm" fo:margin-bottom="0cm" fo:line-height="100%" fo:text-align="start" fo:text-indent="0cm"/>
    </style:style>
    <style:style style:name="T1" style:family="text">
      <style:text-properties fo:color="#ffffff" loext:opacity="100%" style:font-name="Noto Mono1" fo:font-weight="bold" style:font-weight-asian="bold" style:font-weight-complex="bold"/>
    </style:style>
    <style:style style:name="T2" style:family="text">
      <style:text-properties fo:color="#ffffff" loext:opacity="100%" fo:font-size="22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ffffff" loext:opacity="100%" fo:font-size="22pt" fo:font-style="italic" style:font-style-asian="italic" style:font-style-complex="italic"/>
    </style:style>
    <style:style style:name="T4" style:family="text">
      <style:text-properties fo:color="#ffffff" loext:opacity="100%"/>
    </style:style>
    <style:style style:name="T5" style:family="text">
      <style:text-properties fo:color="#127622" loext:opacity="100%" style:font-name="Nimbus Mono PS" fo:font-weight="bold" style:font-weight-asian="bold" style:font-weight-complex="bold"/>
    </style:style>
    <style:style style:name="T6" style:family="text">
      <style:text-properties fo:color="#355269" loext:opacity="100%" style:font-name="Nimbus Mono PS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355269" loext:opacity="100%" style:font-name="Nimbus Mono PS" fo:font-weight="bold" style:font-weight-asian="bold" style:font-weight-complex="bold"/>
    </style:style>
    <style:style style:name="T8" style:family="text">
      <style:text-properties style:font-name="Nimbus Mono PS"/>
    </style:style>
    <style:style style:name="T9" style:family="text">
      <style:text-properties fo:color="#127622" loext:opacity="100%" style:font-name="Nimbus Mono PS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Nimbus Mono PS" fo:font-size="20pt" style:font-size-asian="20pt" style:font-size-complex="20pt"/>
    </style:style>
    <style:style style:name="T11" style:family="text">
      <style:text-properties fo:color="#333333" loext:opacity="100%" style:font-name="Nimbus Mono PS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111111" loext:opacity="100%" fo:background-color="#cccccc"/>
    </style:style>
    <style:style style:name="T13" style:family="text">
      <style:text-properties fo:color="#ffffff" loext:opacity="100%" style:font-name="Noto Mono1" fo:font-weight="bold" fo:background-color="#eeeeee" style:font-weight-asian="bold" style:font-weight-complex="bold"/>
    </style:style>
    <style:style style:name="T14" style:family="text">
      <style:text-properties fo:color="#000000" loext:opacity="100%" style:font-name="Noto Mono1" fo:font-weight="bold" fo:background-color="#eeeeee" style:font-weight-asian="bold" style:font-weight-complex="bold"/>
    </style:style>
    <style:style style:name="T15" style:family="text">
      <style:text-properties fo:font-size="20pt"/>
    </style:style>
    <style:style style:name="T16" style:family="text">
      <style:text-properties style:font-name="Noto Mono1" fo:font-size="14pt" style:font-size-asian="12pt" style:font-size-complex="12pt"/>
    </style:style>
    <style:style style:name="T17" style:family="text">
      <style:text-properties fo:color="#a1467e" loext:opacity="100%" style:font-name="Noto Mono1" fo:font-size="14pt" fo:font-weight="bold" style:font-size-asian="12pt" style:font-weight-asian="bold" style:font-size-complex="12pt" style:font-weight-complex="bold"/>
    </style:style>
    <style:style style:name="T18" style:family="text">
      <style:text-properties fo:color="#ffffff" loext:opacity="100%" style:font-name="Noto Mono1" fo:font-size="14pt" fo:background-color="#bf819e" style:font-size-asian="12pt" style:font-size-complex="12pt"/>
    </style:style>
    <style:style style:name="T19" style:family="text">
      <style:text-properties fo:color="#ffffff" loext:opacity="100%" style:font-name="Noto Mono1" fo:font-size="14pt" fo:background-color="#55308d" style:font-size-asian="12pt" style:font-size-complex="12pt"/>
    </style:style>
    <style:style style:name="T20" style:family="text">
      <style:text-properties fo:color="#ffffff" loext:opacity="100%" style:font-name="Noto Mono1" fo:font-size="14pt" fo:background-color="#acb20c" style:font-size-asian="12pt" style:font-size-complex="12pt"/>
    </style:style>
    <style:style style:name="T21" style:family="text">
      <style:text-properties fo:color="#ffffff" loext:opacity="100%" style:font-name="Noto Mono1" fo:font-size="14pt" fo:background-color="#127622" style:font-size-asian="12pt" style:font-size-complex="12pt"/>
    </style:style>
    <style:style style:name="T22" style:family="text">
      <style:text-properties fo:color="#ffffff" loext:opacity="100%" style:font-name="Noto Mono1" fo:font-size="14pt" fo:background-color="#800080" style:font-size-asian="12pt" style:font-size-complex="12pt"/>
    </style:style>
    <style:style style:name="T23" style:family="text">
      <style:text-properties fo:color="#ffffff" loext:opacity="100%" style:font-name="Noto Mono1" fo:font-size="14pt" fo:background-color="#2a6099" style:font-size-asian="12pt" style:font-size-complex="12pt"/>
    </style:style>
    <style:style style:name="T24" style:family="text">
      <style:text-properties fo:color="#ffffff" loext:opacity="100%" style:font-name="Noto Mono1" fo:font-size="14pt" fo:background-color="#861141" style:font-size-asian="12pt" style:font-size-complex="12pt"/>
    </style:style>
    <style:style style:name="T25" style:family="text">
      <style:text-properties fo:color="#ffffff" loext:opacity="100%" style:font-name="Noto Mono1" fo:font-size="14pt" fo:background-color="#355269" style:font-size-asian="12pt" style:font-size-complex="12pt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bf819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55308d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acb20c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127622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800080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2a6099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861141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355269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b47804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fo:background-color="#bf819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fo:background-color="#55308d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fo:background-color="#acb20c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fo:background-color="#800080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fo:background-color="#127622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fo:background-color="#2a6099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fo:background-color="#b47804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fo:background-color="#861141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loext:opacity="100%" style:font-name="Noto Mono1" fo:font-size="14pt" style:font-size-asian="12pt" style:font-size-complex="12pt"/>
    </style:style>
    <style:style style:name="T45" style:family="text">
      <style:text-properties fo:color="#000000" loext:opacity="100%" style:font-name="Noto Mono1" fo:font-size="14pt" fo:background-color="transparent" style:font-size-asian="12pt" style:font-size-complex="12pt"/>
    </style:style>
    <style:style style:name="T46" style:family="text">
      <style:text-properties fo:color="#a1467e" loext:opacity="100%" style:font-name="Noto Mono1" fo:font-size="14pt" fo:font-weight="bold" fo:background-color="transparent" style:font-size-asian="12pt" style:font-weight-asian="bold" style:font-size-complex="12pt" style:font-weight-complex="bold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ec9ba4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c9211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55308d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acb20c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127622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2a6099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861141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800080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355269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ffffff" loext:opacity="100%" style:text-outline="false" style:text-line-through-style="none" style:text-line-through-type="none" style:font-name="Noto Mono1" fo:font-size="14pt" fo:font-style="normal" fo:text-shadow="none" style:text-underline-style="none" fo:font-weight="normal" style:letter-kerning="true" fo:background-color="#b47804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1" fo:font-size="16pt" fo:font-style="normal" fo:text-shadow="none" style:text-underline-style="none" fo:font-weight="normal" style:letter-kerning="true" fo:background-color="#c9211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font-name="Noto Mono1" fo:font-size="18pt" fo:font-weight="bold" style:font-size-asian="18pt" style:font-weight-asian="bold" style:font-size-complex="18pt" style:font-weight-complex="bold"/>
    </style:style>
    <style:style style:name="T61" style:family="text">
      <style:text-properties fo:color="#1e6a39" loext:opacity="100%" style:font-name="Noto Mono1" fo:font-size="18pt" fo:font-weight="bold" style:font-size-asian="18pt" style:font-weight-asian="bold" style:font-size-complex="18pt" style:font-weight-complex="bold"/>
    </style:style>
    <style:style style:name="T62" style:family="text">
      <style:text-properties fo:color="#a1467e" loext:opacity="100%" style:font-name="Noto Mono1" fo:font-size="18pt" fo:font-weight="bold" style:font-size-asian="18pt" style:font-weight-asian="bold" style:font-size-complex="18pt" style:font-weight-complex="bold"/>
    </style:style>
    <style:style style:name="T63" style:family="text">
      <style:text-properties fo:color="#b47804" loext:opacity="100%" style:font-name="Noto Mono1" fo:font-size="18pt" fo:font-weight="bold" style:font-size-asian="18pt" style:font-weight-asian="bold" style:font-size-complex="18pt" style:font-weight-complex="bold"/>
    </style:style>
    <style:style style:name="T64" style:family="text">
      <style:text-properties fo:color="#b47804" loext:opacity="100%" style:font-name="Noto Mono1" fo:font-size="18pt" fo:font-weight="bold" fo:background-color="transparent" style:font-size-asian="18pt" style:font-weight-asian="bold" style:font-size-complex="18pt" style:font-weight-complex="bold"/>
    </style:style>
    <style:style style:name="T65" style:family="text">
      <style:text-properties fo:color="#000000" loext:opacity="100%" style:font-name="Noto Mono1" fo:font-size="18pt" fo:font-weight="bold" fo:background-color="transparent" style:font-size-asian="18pt" style:font-weight-asian="bold" style:font-size-complex="18pt" style:font-weight-complex="bold"/>
    </style:style>
    <style:style style:name="T66" style:family="text">
      <style:text-properties fo:color="#ffffff" loext:opacity="100%" fo:font-size="26pt" style:font-size-asian="26pt" style:font-size-complex="26pt"/>
    </style:style>
    <style:style style:name="T67" style:family="text">
      <style:text-properties fo:color="#000000" loext:opacity="100%" style:font-name="Liberation Sans2" fo:font-size="26pt" fo:font-weight="bold" fo:background-color="#eeeeee" style:font-size-asian="26pt" style:font-weight-asian="bold" style:font-size-complex="26pt" style:font-weight-complex="bold"/>
    </style:style>
    <style:style style:name="T68" style:family="text">
      <style:text-properties fo:color="#ffffff" loext:opacity="100%" style:font-name="Liberation Sans2" fo:font-size="26pt" fo:font-weight="normal" style:font-size-asian="26pt" style:font-weight-asian="normal" style:font-size-complex="26pt" style:font-weight-complex="normal"/>
    </style:style>
    <style:style style:name="T69" style:family="text">
      <style:text-properties fo:color="#eeeeee" loext:opacity="100%" style:text-underline-style="none" fo:font-weight="bold" style:font-weight-asian="bold" style:font-weight-complex="bold"/>
    </style:style>
    <style:style style:name="T70" style:family="text">
      <style:text-properties fo:color="#ffffff" loext:opacity="100%" fo:font-weight="bold" style:font-weight-asian="bold" style:font-weight-complex="bold"/>
    </style:style>
    <style:style style:name="T7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size="22pt" style:font-size-asian="22pt" style:font-size-complex="22pt"/>
    </style:style>
    <style:style style:name="T74" style:family="text">
      <style:text-properties fo:color="#1e6a39" loext:opacity="100%" style:font-name="Noto Mono1" fo:font-size="16pt" fo:font-weight="bold" style:font-size-asian="16pt" style:font-weight-asian="bold" style:font-size-complex="16pt" style:font-weight-complex="bold"/>
    </style:style>
    <style:style style:name="T75" style:family="text">
      <style:text-properties style:font-name="Noto Mono1" fo:font-size="16pt" fo:font-weight="bold" style:font-size-asian="16pt" style:font-weight-asian="bold" style:font-size-complex="16pt" style:font-weight-complex="bold"/>
    </style:style>
    <style:style style:name="T76" style:family="text">
      <style:text-properties fo:color="#000000" loext:opacity="100%" style:font-name="Noto Mono1" fo:font-size="16pt" fo:font-weight="bold" style:font-size-asian="16pt" style:font-weight-asian="bold" style:font-size-complex="16pt" style:font-weight-complex="bold"/>
    </style:style>
    <style:style style:name="T77" style:family="text">
      <style:text-properties fo:color="#127622" loext:opacity="100%" style:font-name="Noto Mono1" fo:font-size="16pt" fo:font-weight="bold" style:font-size-asian="16pt" style:font-weight-asian="bold" style:font-size-complex="16pt" style:font-weight-complex="bold"/>
    </style:style>
    <style:style style:name="T78" style:family="text">
      <style:text-properties fo:color="#a1467e" loext:opacity="100%" style:font-name="Nimbus Mono PS" fo:font-weight="bold" style:font-weight-asian="bold" style:font-weight-complex="bold"/>
    </style:style>
    <style:style style:name="T79" style:family="text">
      <style:text-properties fo:color="#b47804" loext:opacity="100%" style:font-name="Nimbus Mono PS" fo:font-weight="bold" style:font-weight-asian="bold" style:font-weight-complex="bold"/>
    </style:style>
    <style:style style:name="T80" style:family="text">
      <style:text-properties fo:color="#5eb91e" loext:opacity="100%" style:font-name="Nimbus Mono PS" fo:font-weight="bold" style:font-weight-asian="bold" style:font-weight-complex="bold"/>
    </style:style>
    <style:style style:name="T81" style:family="text">
      <style:text-properties fo:color="#2a6099" loext:opacity="100%" style:font-name="Nimbus Mono PS" fo:font-weight="bold" style:font-weight-asian="bold" style:font-weight-complex="bold"/>
    </style:style>
    <style:style style:name="T82" style:family="text">
      <style:text-properties fo:color="#333333" loext:opacity="100%" style:font-name="Nimbus Mono PS" fo:font-weight="bold" style:font-weight-asian="bold" style:font-weight-complex="bold"/>
    </style:style>
    <style:style style:name="T83" style:family="text">
      <style:text-properties fo:color="#1c1c1c" loext:opacity="100%" style:font-name="Fira Mono" fo:font-size="22pt" fo:font-weight="bold" style:font-weight-asian="bold" style:font-weight-complex="bold"/>
    </style:style>
    <style:style style:name="T84" style:family="text">
      <style:text-properties style:font-name="Fira Mono" fo:font-size="22pt" fo:font-weight="bold" fo:background-color="#cccccc" style:font-weight-asian="bold" style:font-weight-complex="bold"/>
    </style:style>
    <style:style style:name="T85" style:family="text">
      <style:text-properties style:font-name="Fira Mono" fo:font-size="22pt"/>
    </style:style>
    <style:style style:name="T86" style:family="text">
      <style:text-properties fo:color="#1c1c1c" loext:opacity="100%" style:font-name="Fira Mono" fo:font-size="22pt" fo:font-weight="bold" fo:background-color="#cccccc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Transactions Workshop</text:span></text:p>
          </draw:text-box>
        </draw:frame>
        <draw:frame presentation:style-name="pr2" draw:text-style-name="P3" draw:layer="layout" svg:width="25.27cm" svg:height="6.664cm" svg:x="1.4cm" svg:y="8.255cm" presentation:class="subtitle" presentation:user-transformed="true">
          <draw:text-box>
            <text:list text:style-name="L2">
              <text:list-header>
                <text:p text:style-name="P2"><text:span text:style-name="T2">Requirements</text:span></text:p>
              </text:list-header>
              <text:list-item>
                <text:p text:style-name="P2"><text:span text:style-name="T3">Git / Python3 installed and configured.</text:span></text:p>
              </text:list-item>
              <text:list-item>
                <text:p text:style-name="P2"><text:span text:style-name="T3">Secp256k1 Library (pip3 install secp256k1)</text:span></text:p>
              </text:list-item>
              <text:list-item>
                <text:p text:style-name="P2"><text:span text:style-name="T3">Bitcoin Core set to regtest mod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4">Resources</text:span></text:p>
          </draw:text-box>
        </draw:frame>
        <draw:frame presentation:style-name="pr5" draw:text-style-name="P7" draw:layer="layout" svg:width="25.199cm" svg:height="10.795cm" svg:x="1.4cm" svg:y="3.81cm" presentation:class="outline" presentation:user-transformed="true">
          <draw:text-box>
            <text:list text:style-name="L2">
              <text:list-header>
                <text:p text:style-name="P6"><text:span text:style-name="T5">## RPC API Reference</text:span></text:p>
                <text:p text:style-name="P2"><text:span text:style-name="T6">developer.bitcoin.org/reference/rpc</text:span></text:p>
                <text:p text:style-name="P2"><text:span text:style-name="T5">## Bitcoin RPC-Auth Generator</text:span></text:p>
                <text:p text:style-name="P2"><text:span text:style-name="T6">jlopp.github.io/bitcoin-core-rpc-auth-generator</text:span></text:p>
                <text:p text:style-name="P2"><text:span text:style-name="T5">## Script Wiz</text:span></text:p>
                <text:p text:style-name="P2"><text:span text:style-name="T7">ide.scriptwiz.app</text:span></text:p>
                <text:p text:style-name="P2"><text:span text:style-name="T5">## Bitcoin OP Codes</text:span></text:p>
                <text:p text:style-name="P2"><text:span text:style-name="T7">en.bitcoin.it/wiki/Script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4">Configuring bitcoin.conf </text:span></text:p>
          </draw:text-box>
        </draw:frame>
        <draw:frame draw:style-name="gr2" draw:text-style-name="P10" draw:layer="layout" svg:width="24.765cm" svg:height="10.712cm" svg:x="1.47cm" svg:y="3.787cm">
          <draw:text-box>
            <text:p text:style-name="P9"><text:span text:style-name="T8"/></text:p>
            <text:p text:style-name="P9"><text:span text:style-name="T9">## bitcoin.conf file</text:span></text:p>
            <text:p text:style-name="P9"><text:span text:style-name="T10"/></text:p>
            <text:p text:style-name="P9"><text:span text:style-name="T11">regtest <text:s text:c="3"/>= 1</text:span></text:p>
            <text:p text:style-name="P9"><text:span text:style-name="T11">server <text:s text:c="4"/>= 1</text:span></text:p>
            <text:p text:style-name="P9"><text:span text:style-name="T11"/></text:p>
            <text:p text:style-name="P9"><text:span text:style-name="T11">[regtest] <text:s/></text:span></text:p>
            <text:p text:style-name="P9"><text:span text:style-name="T11">txindex <text:s text:c="3"/>= 1</text:span></text:p>
            <text:p text:style-name="P9"><text:span text:style-name="T11">rpcbind <text:s text:c="3"/>= 0.0.0.0</text:span></text:p>
            <text:p text:style-name="P9"><text:span text:style-name="T11">rpcallowip = 0.0.0.0/0</text:span></text:p>
            <text:p text:style-name="P9"><text:span text:style-name="T11">rpcauth <text:s text:c="3"/>= user:password_hash$salt</text:span></text:p>
            <text:p text:style-name="P9"><text:span text:style-name="T10"/></text:p>
            <text:p text:style-name="P9"><text:span text:style-name="T9">## See more options here:</text:span></text:p>
            <text:p text:style-name="P9"><text:span text:style-name="T9"># https://jlopp.github.io/bitcoin-core-config-generator</text:span></text:p>
            <text:p text:style-name="P9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4">Creating a Wallet</text:span></text:p>
          </draw:text-box>
        </draw:frame>
        <draw:frame presentation:style-name="pr6" draw:text-style-name="P5" draw:layer="layout" svg:width="25.199cm" svg:height="9.134cm" svg:x="1.4cm" svg:y="5.285cm" presentation:class="outline" presentation:user-transformed="true">
          <draw:text-box>
            <text:list text:style-name="L2">
              <text:list-item>
                <text:p><text:span text:style-name="T4">File →Create Wallet.</text:span></text:p>
              </text:list-item>
              <text:list-item>
                <text:p><text:span text:style-name="T4">Make it lowercase, no spaces.</text:span></text:p>
              </text:list-item>
              <text:list-item>
                <text:p><text:span text:style-name="T4">Un-check “Descriptor Wallet”.</text:span></text:p>
              </text:list-item>
              <text:list-item>
                <text:p xml:id="id1" text:id="id1"><text:span text:style-name="T4">You can also use </text:span><text:span text:style-name="T12"><text:s/>createwallet </text:span><text:span text:style-name="T4"><text:s/>RPC call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5.199cm" svg:height="2.629cm" svg:x="1.4cm" svg:y="0.628cm" presentation:class="title">
          <draw:text-box>
            <text:p>Useful Commands</text:p>
          </draw:text-box>
        </draw:frame>
        <draw:frame presentation:style-name="pr7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istunspent</text:p>
              </text:list-item>
              <text:list-item>
                <text:p>Getnewaddress</text:p>
              </text:list-item>
              <text:list-item>
                <text:p>Gettransaction</text:p>
              </text:list-item>
              <text:list-item>
                <text:p>Getaddressinfo</text:p>
              </text:list-item>
              <text:list-item>
                <text:p>Signrawtransaction</text:p>
              </text:list-item>
              <text:list-item>
                <text:p>Sendrawtransaction</text:p>
              </text:list-item>
              <text:list-item>
                <text:p>dumpprivke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4">Reading Bytes</text:span></text:p>
          </draw:text-box>
        </draw:frame>
        <draw:frame presentation:style-name="pr6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itcoin Core prefers to work with transaction data in raw bytes, and display this data as hex-encoded strings.</text:p>
              </text:list-item>
              <text:list-item>
                <text:p>Most fields in a transaction are fixed-length, but some are variable (such as arrays and scripts).</text:p>
              </text:list-item>
              <text:list-item>
                <text:p>In order to parse variable-length fields and arguments, we precede them with a byte to specify the size or length.</text:p>
              </text:list-item>
              <text:list-item>
                <text:p text:style-name="P12">A single byte can only represent data up to 255 bytes in length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4">Varints</text:span></text:p>
          </draw:text-box>
        </draw:frame>
        <draw:frame presentation:style-name="pr6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Varints use a prefix byte to signal when the following integer takes up multiple bytes.</text:span></text:p>
              </text:list-item>
              <text:list-item>
                <text:p><text:span text:style-name="T13"><text:s/></text:span><text:span text:style-name="T14">0xFD</text:span><text:span text:style-name="T13"> </text:span><text:span text:style-name="T4">, <text:s/></text:span><text:span text:style-name="T13"><text:s/></text:span><text:span text:style-name="T14">0xFE</text:span><text:span text:style-name="T13"> </text:span><text:span text:style-name="T4">, </text:span><text:span text:style-name="T13"><text:s/></text:span><text:span text:style-name="T14">0xFF</text:span><text:span text:style-name="T13"> </text:span><text:span text:style-name="T4"><text:s/>are used to signal when the following integer value takes up 2, 4, or 8 bytes.</text:span></text:p>
              </text:list-item>
              <text:list-item>
                <text:p><text:span text:style-name="T4">Bitcoin Script also uses special opcodes to push large amounts of data onto the stack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 text:style-name="P11"><text:span text:style-name="T15">Data storage on Bitcoin is not cheap, so use of the multi-byte varints are rare.</text:span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8" draw:text-style-name="P5" draw:layer="layout" svg:width="25.191cm" svg:height="2.629cm" svg:x="1.399cm" svg:y="0.627cm" presentation:class="title" presentation:user-transformed="true">
          <draw:text-box>
            <text:p><text:span text:style-name="T4">Decoding a Transaction</text:span></text:p>
          </draw:text-box>
        </draw:frame>
        <draw:frame draw:style-name="gr3" draw:text-style-name="P14" draw:layer="layout" svg:width="9.525cm" svg:height="9.422cm" svg:x="0.635cm" svg:y="3.678cm">
          <draw:text-box>
            <text:p text:style-name="P13"><text:span text:style-name="T16"><text:s/>“</text:span><text:span text:style-name="T17">version</text:span><text:span text:style-name="T16">”: </text:span><text:span text:style-name="T18">&lt;4 bytes LE&gt;</text:span></text:p>
            <text:p text:style-name="P13"><text:span text:style-name="T16"><text:s/>“</text:span><text:span text:style-name="T17">vin</text:span><text:span text:style-name="T16">”: </text:span><text:span text:style-name="T19">[1]</text:span><text:span text:style-name="T16"> [{</text:span></text:p>
            <text:p text:style-name="P13"><text:span text:style-name="T16"><text:s text:c="3"/>“</text:span><text:span text:style-name="T17">txid</text:span><text:span text:style-name="T16">”: </text:span><text:span text:style-name="T20">&lt;32 bytes LE&gt;</text:span></text:p>
            <text:p text:style-name="P13"><text:span text:style-name="T16"><text:s text:c="3"/>“</text:span><text:span text:style-name="T17">vout</text:span><text:span text:style-name="T16">”: </text:span><text:span text:style-name="T21">&lt;4 bytes LE&gt;</text:span></text:p>
            <text:p text:style-name="P13"><text:span text:style-name="T16"><text:s text:c="3"/>“</text:span><text:span text:style-name="T17">scriptSig</text:span><text:span text:style-name="T16">”: </text:span><text:span text:style-name="T22">&lt;var</text:span><text:span text:style-name="T23"> bytes LE&gt;</text:span></text:p>
            <text:p text:style-name="P13"><text:span text:style-name="T16"><text:s text:c="3"/>“</text:span><text:span text:style-name="T17">sequence</text:span><text:span text:style-name="T16">”: </text:span><text:span text:style-name="T24">&lt;4 bytes LE&gt;</text:span></text:p>
            <text:p text:style-name="P13"><text:span text:style-name="T16"><text:s/></text:span><text:span text:style-name="T16">}],</text:span></text:p>
            <text:p text:style-name="P13"><text:span text:style-name="T16"><text:s/>“</text:span><text:span text:style-name="T17">vout</text:span><text:span text:style-name="T16">”: </text:span><text:span text:style-name="T19">[1]</text:span><text:span text:style-name="T16"> [{</text:span></text:p>
            <text:p text:style-name="P13"><text:span text:style-name="T16"><text:s text:c="3"/>“</text:span><text:span text:style-name="T17">value</text:span><text:span text:style-name="T16">”: </text:span><text:span text:style-name="T21">&lt;8 bytes LE&gt;</text:span></text:p>
            <text:p text:style-name="P13"><text:span text:style-name="T16"><text:s text:c="3"/>“</text:span><text:span text:style-name="T17">scriptPubkey</text:span><text:span text:style-name="T16">”: </text:span><text:span text:style-name="T22">&lt;var</text:span><text:span text:style-name="T25"> bytes&gt;</text:span></text:p>
            <text:p text:style-name="P13"><text:span text:style-name="T16"><text:s/></text:span><text:span text:style-name="T16">}],</text:span></text:p>
            <text:p text:style-name="P13"><text:span text:style-name="T16"><text:s/>“</text:span><text:span text:style-name="T17">locktime</text:span><text:span text:style-name="T16">”: </text:span><text:span text:style-name="T24">&lt;4 bytes LE&gt;</text:span></text:p>
          </draw:text-box>
        </draw:frame>
        <draw:frame draw:style-name="gr4" draw:text-style-name="P16" draw:layer="layout" svg:width="15.757cm" svg:height="6.29cm" svg:x="11.43cm" svg:y="3.732cm">
          <draw:text-box>
            <text:p text:style-name="P15"><text:span text:style-name="T26">01000000</text:span><text:span text:style-name="T27">01</text:span><text:span text:style-name="T28">0b6072b386d4a773235237f64c1126ac3b240c84b917a3909ba1c43ded5f51f4</text:span><text:span text:style-name="T29">00000000</text:span><text:span text:style-name="T30">8c49</text:span><text:span text:style-name="T31">3046022100bb1ad26df930a51cce110cf44f7a48c3c561fd977500b1ae5d6b6fd13d0b3f4a022100c5b42951acedff14abba2736fd574bdb465f3e6f8da12e2c5303954aca7f78f301</text:span><text:span text:style-name="T30">41</text:span><text:span text:style-name="T31">04a7135bfe824c97ecc01ec7d7e336185c81e2aa2c41ab175407c09484ce9694b44953fcb751206564a9c24dd094d42fdbfdd5aad3e063ce6af4cfaaea4ea14fbb</text:span><text:span text:style-name="T32">ffffffff</text:span><text:span text:style-name="T27">01</text:span><text:span text:style-name="T29">40420f0000000000</text:span><text:span text:style-name="T30">19</text:span><text:span text:style-name="T33">76a9</text:span><text:span text:style-name="T30">14</text:span><text:span text:style-name="T34">39aa3d569e06a1d7926dc4be1193c99bf2eb9ee0</text:span><text:span text:style-name="T33">88ac</text:span><text:span text:style-name="T32">00000000</text:span></text:p>
          </draw:text-box>
        </draw:frame>
        <draw:frame draw:style-name="gr5" draw:text-style-name="P18" draw:layer="layout" svg:width="15.127cm" svg:height="5.281cm" svg:x="12.061cm" svg:y="10.26cm">
          <draw:text-box>
            <text:p text:style-name="P17"><text:span text:style-name="T35"><text:s text:c="2"/></text:span><text:span text:style-name="T35">Version : </text:span><text:span text:style-name="T36">pink</text:span><text:span text:style-name="T35"> <text:s text:c="3"/>| <text:s text:c="4"/>count : </text:span><text:span text:style-name="T37">indigo</text:span></text:p>
            <text:p text:style-name="P17"><text:span text:style-name="T35"><text:s text:c="5"/></text:span><text:span text:style-name="T35">Txid : </text:span><text:span text:style-name="T38">yellow</text:span><text:span text:style-name="T35"> <text:s/>| <text:s text:c="3"/>length : </text:span><text:span text:style-name="T39">purple</text:span><text:span text:style-name="T35"> </text:span></text:p>
            <text:p text:style-name="P17"><text:span text:style-name="T35"><text:s text:c="5"/></text:span><text:span text:style-name="T35">Vout : </text:span><text:span text:style-name="T40">green</text:span><text:span text:style-name="T35"> <text:s text:c="2"/>| <text:s text:c="4"/>value : </text:span><text:span text:style-name="T40">green</text:span></text:p>
            <text:p text:style-name="P17"><text:span text:style-name="T35"><text:s text:c="3"/></text:span><text:span text:style-name="T35">script : </text:span><text:span text:style-name="T41">blue</text:span><text:span text:style-name="T35"> <text:s text:c="3"/>| <text:s text:c="5"/>hash : </text:span><text:span text:style-name="T42">gold</text:span></text:p>
            <text:p text:style-name="P17"><text:span text:style-name="T35"><text:s/></text:span><text:span text:style-name="T35">Sequence : </text:span><text:span text:style-name="T43">magenta</text:span><text:span text:style-name="T35"> | <text:s/>locktime : </text:span><text:span text:style-name="T43">magent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9" draw:text-style-name="P20" draw:layer="layout" svg:width="17.271cm" svg:height="13.62cm" svg:x="2.159cm" svg:y="13.605cm" presentation:class="notes" presentation:user-transformed="true">
            <draw:text-box>
              <text:p text:style-name="P19"><text:span text:style-name="T15">Block space is limited. Miners include transactions based on the compensation they receive for the transaction’s size.</text:span></text:p>
              <text:p text:style-name="P19"><text:span text:style-name="T15"/></text:p>
              <text:p text:style-name="P19"><text:span text:style-name="T15">There is a lot of engineering involved with compressing transaction data for transmission and storage.</text:span></text:p>
              <text:p text:style-name="P19"><text:span text:style-name="T15"/></text:p>
              <text:p text:style-name="P19"><text:span text:style-name="T15">Most fields have a fixed byte-length.</text:span></text:p>
              <text:p text:style-name="P19"><text:span text:style-name="T15"/></text:p>
              <text:p text:style-name="P19"><text:span text:style-name="T15">Script fields have variable byte-lengths, and sometimes use variable integers in order to declare longer lengths.</text:span></text:p>
              <text:p text:style-name="P19"><text:span text:style-name="T15"/></text:p>
              <text:p text:style-name="P19"><text:span text:style-name="T15">The max length of a script in Segwit is about 10 kilobytes. Taproot removes this limit.</text:span>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8" draw:text-style-name="P5" draw:layer="layout" svg:width="25.191cm" svg:height="2.629cm" svg:x="1.399cm" svg:y="0.627cm" presentation:class="title" presentation:user-transformed="true">
          <draw:text-box>
            <text:p><text:span text:style-name="T4">Decoding with Witness</text:span></text:p>
          </draw:text-box>
        </draw:frame>
        <draw:frame draw:style-name="gr6" draw:text-style-name="P14" draw:layer="layout" svg:width="9.525cm" svg:height="10.133cm" svg:x="0.635cm" svg:y="3.628cm">
          <draw:text-box>
            <text:p text:style-name="P13"><text:span text:style-name="T16"><text:s text:c="2"/>“</text:span><text:span text:style-name="T17">vin</text:span><text:span text:style-name="T16">”: </text:span><text:span text:style-name="T19">[1]</text:span><text:span text:style-name="T16"> [</text:span></text:p>
            <text:p text:style-name="P13"><text:span text:style-name="T16"><text:s text:c="4"/></text:span><text:span text:style-name="T16">{</text:span></text:p>
            <text:p text:style-name="P13"><text:span text:style-name="T16"><text:s text:c="6"/>“</text:span><text:span text:style-name="T17">txid</text:span><text:span text:style-name="T16">”: </text:span><text:span text:style-name="T20">&lt;32 bytes LE&gt;</text:span></text:p>
            <text:p text:style-name="P13"><text:span text:style-name="T16"><text:s text:c="6"/>“</text:span><text:span text:style-name="T17">vout</text:span><text:span text:style-name="T16">”: </text:span><text:span text:style-name="T21">&lt;4 bytes LE&gt;</text:span></text:p>
            <text:p text:style-name="P13"><text:span text:style-name="T16"><text:s text:c="6"/>“</text:span><text:span text:style-name="T17">scriptSig</text:span><text:span text:style-name="T16">”: </text:span><text:span text:style-name="T44">[]</text:span></text:p>
            <text:p text:style-name="P13"><text:span text:style-name="T16"><text:s text:c="6"/>“</text:span><text:span text:style-name="T17">sequence</text:span><text:span text:style-name="T16">”: </text:span><text:span text:style-name="T24">&lt;4 bytes LE&gt;</text:span></text:p>
            <text:p text:style-name="P13"><text:span text:style-name="T45"><text:s text:c="6"/>“</text:span><text:span text:style-name="T46">txinWitness</text:span><text:span text:style-name="T45">”: </text:span><text:span text:style-name="T19">[2]</text:span><text:span text:style-name="T45"> [</text:span></text:p>
            <text:p text:style-name="P13"><text:span text:style-name="T45"><text:s text:c="8"/></text:span><text:span text:style-name="T22">&lt;var-bytes</text:span><text:span text:style-name="T23"> argument&gt;</text:span><text:span text:style-name="T45">,</text:span></text:p>
            <text:p text:style-name="P21"><text:span text:style-name="T47"><text:s text:c="8"/></text:span><text:span text:style-name="T22">&lt;var-bytes</text:span><text:span text:style-name="T23"> argument&gt;</text:span><text:span text:style-name="T45">,</text:span></text:p>
            <text:p text:style-name="P13"><text:span text:style-name="T45"><text:s text:c="6"/></text:span><text:span text:style-name="T45">]</text:span></text:p>
            <text:p text:style-name="P13"><text:span text:style-name="T16"><text:s text:c="4"/></text:span><text:span text:style-name="T16">},</text:span></text:p>
            <text:p text:style-name="P13"><text:span text:style-name="T16"><text:s text:c="2"/></text:span><text:span text:style-name="T16">]</text:span></text:p>
          </draw:text-box>
        </draw:frame>
        <draw:frame draw:style-name="gr7" draw:text-style-name="P22" draw:layer="layout" svg:width="15.757cm" svg:height="5.619cm" svg:x="11.43cm" svg:y="3.664cm">
          <draw:text-box>
            <text:p text:style-name="P15"><text:span text:style-name="T48">01000000</text:span><text:span text:style-name="T49">0001</text:span><text:span text:style-name="T50">01</text:span><text:span text:style-name="T51">055d00a1d0e1cdcfb9fc390bdae64ccaef886864fddc746e4b002c3d687a1bae</text:span><text:span text:style-name="T52">00000000</text:span><text:span text:style-name="T53">00</text:span><text:span text:style-name="T54">ffffffff</text:span><text:span text:style-name="T50">01</text:span><text:span text:style-name="T52">385ba01200000000</text:span><text:span text:style-name="T55">16</text:span><text:span text:style-name="T56">00</text:span><text:span text:style-name="T55">14</text:span><text:span text:style-name="T57">4062afb45ce155d7ec727087d04ec8c8ec422a7c</text:span><text:span text:style-name="T50">02</text:span><text:span text:style-name="T55">47</text:span><text:span text:style-name="T53">304402200663d77ebe12d9d7d999db32242d2e81fc6f29dabc936151ea192ae17430ede002206e985ac8ca60c0c213432a966bb39a1ac7bcbe186cd0ebdc46cdc7d4aaa7717701</text:span><text:span text:style-name="T55">21</text:span><text:span text:style-name="T53">0261ed72b33546be5cb6d32079d7387d37dd1ec7ae15ffd87ba756444223d41d32</text:span><text:span text:style-name="T54">00000000</text:span></text:p>
          </draw:text-box>
        </draw:frame>
        <draw:frame draw:style-name="gr8" draw:text-style-name="P18" draw:layer="layout" svg:width="15.127cm" svg:height="5.281cm" svg:x="12.061cm" svg:y="10.16cm">
          <draw:text-box>
            <text:p text:style-name="P17"><text:span text:style-name="T35"><text:s text:c="2"/></text:span><text:span text:style-name="T35">version : </text:span><text:span text:style-name="T36">pink</text:span><text:span text:style-name="T35"> <text:s text:c="3"/>| <text:s text:c="4"/>count : </text:span><text:span text:style-name="T37">indigo</text:span></text:p>
            <text:p text:style-name="P17"><text:span text:style-name="T35"><text:s text:c="5"/></text:span><text:span text:style-name="T35">txid : </text:span><text:span text:style-name="T38">yellow</text:span><text:span text:style-name="T35"> <text:s/>| <text:s text:c="3"/>length : </text:span><text:span text:style-name="T39">purple</text:span><text:span text:style-name="T35"> </text:span></text:p>
            <text:p text:style-name="P17"><text:span text:style-name="T35"><text:s text:c="5"/></text:span><text:span text:style-name="T35">vout : </text:span><text:span text:style-name="T40">green</text:span><text:span text:style-name="T35"> <text:s text:c="2"/>| <text:s text:c="4"/>value : </text:span><text:span text:style-name="T40">green</text:span></text:p>
            <text:p text:style-name="P17"><text:span text:style-name="T35"><text:s text:c="3"/></text:span><text:span text:style-name="T35">script : </text:span><text:span text:style-name="T41">blue</text:span><text:span text:style-name="T35"> <text:s text:c="3"/>| <text:s text:c="5"/>hash : </text:span><text:span text:style-name="T42">gold</text:span></text:p>
            <text:p text:style-name="P17"><text:span text:style-name="T35"><text:s/></text:span><text:span text:style-name="T35">sequence : </text:span><text:span text:style-name="T43">magenta</text:span><text:span text:style-name="T35"> | <text:s/>locktime : </text:span><text:span text:style-name="T43">magenta</text:span></text:p>
            <text:p text:style-name="P17"><text:span text:style-name="T58"><text:s text:c="20"/></text:span><text:span text:style-name="T58">| <text:s/>p2w flag : </text:span><text:span text:style-name="T59">r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9" draw:text-style-name="P20" draw:layer="layout" svg:width="17.271cm" svg:height="13.62cm" svg:x="2.159cm" svg:y="13.605cm" presentation:class="notes" presentation:user-transformed="true">
            <draw:text-box>
              <text:p text:style-name="P19"><text:span text:style-name="T15">Block space is limited. Miners include transactions based on the compensation they receive for the transaction’s size.</text:span></text:p>
              <text:p text:style-name="P19"><text:span text:style-name="T15"/></text:p>
              <text:p text:style-name="P19"><text:span text:style-name="T15">There is a lot of engineering involved with compressing transaction data for transmission and storage.</text:span></text:p>
              <text:p text:style-name="P19"><text:span text:style-name="T15"/></text:p>
              <text:p text:style-name="P19"><text:span text:style-name="T15">Most fields have a fixed byte-length.</text:span></text:p>
              <text:p text:style-name="P19"><text:span text:style-name="T15"/></text:p>
              <text:p text:style-name="P19"><text:span text:style-name="T15">Script fields have variable byte-lengths, and sometimes use variable integers in order to declare longer lengths.</text:span></text:p>
              <text:p text:style-name="P19"><text:span text:style-name="T15"/></text:p>
              <text:p text:style-name="P19"><text:span text:style-name="T15">The max length of a script in Segwit is about 10 kilobytes. Taproot removes this limit.</text:span>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4">Calculated Fields</text:span></text:p>
          </draw:text-box>
        </draw:frame>
        <draw:frame draw:style-name="gr9" draw:text-style-name="P24" draw:layer="layout" svg:width="25.4cm" svg:height="10.795cm" svg:x="1.17cm" svg:y="3.81cm">
          <draw:text-box>
            <text:p text:style-name="P23"><text:span text:style-name="T60"><text:s/></text:span><text:span text:style-name="T61">## Transaction Fields</text:span></text:p>
            <text:p text:style-name="P23"><text:span text:style-name="T60"><text:s/>“</text:span><text:span text:style-name="T62">txid</text:span><text:span text:style-name="T60">” <text:s text:c="2"/>: </text:span><text:span text:style-name="T63">reverse</text:span><text:span text:style-name="T60">(</text:span><text:span text:style-name="T64">sha256</text:span><text:span text:style-name="T65">(</text:span><text:span text:style-name="T64">sha256</text:span><text:span text:style-name="T65">(raw_tx)))</text:span></text:p>
            <text:p text:style-name="P23"><text:span text:style-name="T60"><text:s/>“</text:span><text:span text:style-name="T62">size</text:span><text:span text:style-name="T60">” <text:s text:c="2"/>: </text:span><text:span text:style-name="T63">len</text:span><text:span text:style-name="T60">(raw_tx_plus_witness)</text:span></text:p>
            <text:p text:style-name="P23"><text:span text:style-name="T60"><text:s/>“</text:span><text:span text:style-name="T62">weight</text:span><text:span text:style-name="T60">” : </text:span><text:span text:style-name="T63">len</text:span><text:span text:style-name="T60">(raw_tx) * 3 + size</text:span></text:p>
            <text:p text:style-name="P23"><text:span text:style-name="T60"><text:s/>“</text:span><text:span text:style-name="T62">vsize</text:span><text:span text:style-name="T60">” <text:s/>: weight // 4 + (weight % 4 &gt; 0)</text:span></text:p>
            <text:p text:style-name="P23"><text:span text:style-name="T60"><text:s/>“</text:span><text:span text:style-name="T62">txfee</text:span><text:span text:style-name="T60">” <text:s/>: </text:span><text:span text:style-name="T63">sum</text:span><text:span text:style-name="T60">(vin.values) – </text:span><text:span text:style-name="T63">sum</text:span><text:span text:style-name="T60">(vout.values)</text:span></text:p>
            <text:p text:style-name="P23"><text:span text:style-name="T60"/></text:p>
            <text:p text:style-name="P23"><text:span text:style-name="T60"><text:s/></text:span><text:span text:style-name="T61">## Hash Locks</text:span></text:p>
            <text:p text:style-name="P23"><text:span text:style-name="T60"><text:s/>“</text:span><text:span text:style-name="T62">pubkey_hash</text:span><text:span text:style-name="T60">” <text:s text:c="5"/>: </text:span><text:span text:style-name="T63">ripemd160</text:span><text:span text:style-name="T60">(</text:span><text:span text:style-name="T63">sha256</text:span><text:span text:style-name="T60">(public_key))</text:span></text:p>
            <text:p text:style-name="P23"><text:span text:style-name="T60"><text:s/>“</text:span><text:span text:style-name="T62">p2sh_script_hash</text:span><text:span text:style-name="T60">” : </text:span><text:span text:style-name="T63">ripemd160</text:span><text:span text:style-name="T60">(</text:span><text:span text:style-name="T63">sha256</text:span><text:span text:style-name="T60">(redeem_script))</text:span></text:p>
            <text:p text:style-name="P23"><text:span text:style-name="T60"><text:s/>“</text:span><text:span text:style-name="T62">p2w_script_hash</text:span><text:span text:style-name="T60">” <text:s/>: </text:span><text:span text:style-name="T63">sha256</text:span><text:span text:style-name="T60">(redeem_script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5.199cm" svg:height="2.629cm" svg:x="1.4cm" svg:y="0.628cm" presentation:class="title">
          <draw:text-box>
            <text:p>Signatures</text:p>
          </draw:text-box>
        </draw:frame>
        <draw:frame presentation:style-name="pr10" draw:text-style-name="P26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text:style-name="P25"><text:span text:style-name="T66">Signatures are created using a partial digest of the spending transaction, called the signature hash.</text:span></text:p>
              </text:list-item>
              <text:list-item>
                <text:p text:style-name="P25"><text:span text:style-name="T67"><text:s/></text:span><text:span text:style-name="T67">OP_CHECK(MULTI)SIG </text:span><text:span text:style-name="T68"><text:s/>enforces that a spending transaction include a valid signature and matching public key.</text:span></text:p>
              </text:list-item>
              <text:list-item>
                <text:p text:style-name="P25"><text:span text:style-name="T68">When combined with </text:span><text:span text:style-name="T67"><text:s/>OP_EQUALVERIFY </text:span><text:span text:style-name="T68">, you can limit the spending of an output to specific keys.</text:span></text:p>
              </text:list-item>
              <text:list-item>
                <text:p><text:span text:style-name="T66">The scope of a signature hash can be configured using special flag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2.629cm" svg:x="1.399cm" svg:y="0.627cm" presentation:class="title" presentation:user-transformed="true">
          <draw:text-box>
            <text:p><text:span text:style-name="T4">Signature Flags</text:span></text:p>
          </draw:text-box>
        </draw:frame>
        <draw:frame presentation:style-name="pr6" draw:text-style-name="P28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 text:style-name="P25"><text:span text:style-name="T69">SIGHASH_ALL</text:span><text:span text:style-name="T70">:</text:span><text:span text:style-name="T4"> Include all inputs and outputs in the hash. Any change to the transaction will render the signature invalid.</text:span></text:p>
              </text:list-item>
              <text:list-item>
                <text:p text:style-name="P27"><text:span text:style-name="T71">SIGHASH_SINGLE:</text:span><text:span text:style-name="T72"> Include a</text:span><text:span text:style-name="T4">ll inputs in the hash, but only the output that is adjacent to the signature’s input (same index).</text:span></text:p>
              </text:list-item>
              <text:list-item>
                <text:p text:style-name="P25"><text:span text:style-name="T70">SIGHASH_NONE:</text:span><text:span text:style-name="T4"> Include all inputs in the hash, but none of the outputs.</text:span></text:p>
              </text:list-item>
              <text:list-item>
                <text:p text:style-name="P25"><text:span text:style-name="T70">ANYONECANPAY:</text:span><text:span text:style-name="T4"> Modifies the above flags. The signature’s input is the only input included in the hash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user-transformed="true">
            <draw:text-box>
              <text:p text:style-name="P11"><text:span text:style-name="T73">More details on signature flags here:</text:span></text:p>
              <text:p text:style-name="P11"><text:span text:style-name="T73">https://raghavsood.com/blog/2018/06/10/bitcoin-signature-types-sighash</text:span></text:p>
              <text:p text:style-name="P11"><text:span text:style-name="T15"/></text:p>
              <text:p text:style-name="P11"><text:span text:style-name="T15"/></text:p>
              <text:p text:style-name="P11"><text:span text:style-name="T15"/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5.199cm" svg:height="2.629cm" svg:x="1.4cm" svg:y="0.628cm" presentation:class="title">
          <draw:text-box>
            <text:p>Signature Hash</text:p>
          </draw:text-box>
        </draw:frame>
        <draw:frame draw:style-name="gr10" draw:text-style-name="P24" draw:layer="layout" svg:width="26.67cm" svg:height="11.377cm" svg:x="0.635cm" svg:y="3.557cm">
          <draw:text-box>
            <text:p text:style-name="P23"><text:span text:style-name="T60"><text:s/></text:span><text:span text:style-name="T61">#</text:span><text:span text:style-name="T74"># How to build the signature hash (as defined in BIP 143)</text:span></text:p>
            <text:p text:style-name="P23"><text:span text:style-name="T75"><text:s/></text:span><text:span text:style-name="T75">Double SHA256 of the serialization of:</text:span></text:p>
            <text:p text:style-name="P23"><text:span text:style-name="T76"><text:s text:c="5"/></text:span><text:span text:style-name="T76">1. version <text:s text:c="45"/>&lt;4-byte LE&gt;</text:span></text:p>
            <text:p text:style-name="P23"><text:span text:style-name="T76"><text:s text:c="5"/></text:span><text:span text:style-name="T76">2. hashPrevouts: hash256(txid + vin for x in vin) <text:s text:c="7"/>&lt;32-byte hash&gt;</text:span></text:p>
            <text:p text:style-name="P23"><text:span text:style-name="T76"><text:s text:c="5"/></text:span><text:span text:style-name="T76">3. hashSequence: hash256(sequence for x in vin) <text:s text:c="8"/>&lt;32-byte hash&gt;</text:span></text:p>
            <text:p text:style-name="P23"><text:span text:style-name="T76"><text:s text:c="5"/></text:span><text:span text:style-name="T76">4. txid of the signed input (reversed) <text:s text:c="17"/>&lt;32-byte hash&gt; </text:span></text:p>
            <text:p text:style-name="P23"><text:span text:style-name="T76"><text:s text:c="5"/></text:span><text:span text:style-name="T76">5. vout</text:span><text:span text:style-name="T75"> of the signed input <text:s text:c="28"/>&lt;4-byte LE&gt; </text:span></text:p>
            <text:p text:style-name="P23"><text:span text:style-name="T75"><text:s text:c="5"/></text:span><text:span text:style-name="T75">6. redeem script of the signed input (with len byte) <text:s text:c="3"/>&lt;var-byte LE&gt;</text:span></text:p>
            <text:p text:style-name="P23"><text:span text:style-name="T75"><text:s text:c="5"/></text:span><text:span text:style-name="T75">7. output value being spent by the signed input <text:s text:c="8"/>&lt;8-byte LE&gt;</text:span></text:p>
            <text:p text:style-name="P23"><text:span text:style-name="T75"><text:s text:c="5"/></text:span><text:span text:style-name="T75">8. sequence of the input <text:s text:c="31"/>&lt;4-byte LE&gt;</text:span></text:p>
            <text:p text:style-name="P23"><text:span text:style-name="T75"><text:s text:c="5"/></text:span><text:span text:style-name="T75">9. hashOutputs: hash256(value + script for x in vout) <text:s text:c="2"/>&lt;32-byte hash&gt;</text:span></text:p>
            <text:p text:style-name="P23"><text:span text:style-name="T75"><text:s text:c="4"/></text:span><text:span text:style-name="T75">10. locktime of the transaction. <text:s text:c="24"/>&lt;4-byte LE&gt;</text:span></text:p>
            <text:p text:style-name="P23"><text:span text:style-name="T75"><text:s text:c="4"/></text:span><text:span text:style-name="T75">11. sighash type of the signature. <text:s text:c="22"/>&lt;4-byte LE&gt;</text:span></text:p>
            <text:p text:style-name="P29"><text:span text:style-name="T77"><text:s/></text:span><text:span text:style-name="T77">## https://github.com/bitcoin/bips/blob/master/bip-0143.mediawik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30" draw:layer="layout" svg:width="25.199cm" svg:height="2.629cm" svg:x="1.4cm" svg:y="0.628cm" presentation:class="title" presentation:user-transformed="true">
          <draw:text-box>
            <text:p text:style-name="P30">JSON-RPC</text:p>
          </draw:text-box>
        </draw:frame>
        <draw:frame presentation:style-name="pr6" draw:text-style-name="P30" draw:layer="layout" svg:width="25.199cm" svg:height="1.395cm" svg:x="1.4cm" svg:y="3.685cm" presentation:class="outline" presentation:user-transformed="true">
          <draw:text-box>
            <text:list text:style-name="L2">
              <text:list-header>
                <text:p text:style-name="P30">Send HTTP requests to Bitcoin’s RPC interface.</text:p>
              </text:list-header>
            </text:list>
          </draw:text-box>
        </draw:frame>
        <draw:frame draw:style-name="gr11" draw:text-style-name="P32" draw:layer="layout" svg:width="25.4cm" svg:height="9.141cm" svg:x="1.27cm" svg:y="5.573cm">
          <draw:text-box>
            <text:p text:style-name="P31"><text:span text:style-name="T8"/></text:p>
            <text:p text:style-name="P31"><text:span text:style-name="T8"><text:s/></text:span><text:span text:style-name="T78">request</text:span><text:span text:style-name="T8">: {</text:span></text:p>
            <text:p text:style-name="P31"><text:span text:style-name="T8"><text:s text:c="3"/></text:span><text:span text:style-name="T78">type</text:span><text:span text:style-name="T8">: ‘</text:span><text:span text:style-name="T79">POST</text:span><text:span text:style-name="T8">’,</text:span></text:p>
            <text:p text:style-name="P31"><text:span text:style-name="T8"><text:s text:c="3"/></text:span><text:span text:style-name="T78">headers</text:span><text:span text:style-name="T8">: {</text:span></text:p>
            <text:p text:style-name="P31"><text:span text:style-name="T8"><text:s text:c="5"/></text:span><text:span text:style-name="T78">Authorization</text:span><text:span text:style-name="T8">: ‘</text:span><text:span text:style-name="T79">Basic</text:span><text:span text:style-name="T8">‘ + </text:span><text:span text:style-name="T80">base64</text:span><text:span text:style-name="T8">(‘</text:span><text:span text:style-name="T79">user:pass</text:span><text:span text:style-name="T8">’)</text:span></text:p>
            <text:p text:style-name="P31"><text:span text:style-name="T8"><text:s text:c="5"/></text:span><text:span text:style-name="T78">content-type</text:span><text:span text:style-name="T8">: ‘</text:span><text:span text:style-name="T79">application/json</text:span><text:span text:style-name="T8">’</text:span></text:p>
            <text:p text:style-name="P31"><text:span text:style-name="T8"><text:s text:c="3"/></text:span><text:span text:style-name="T8">},</text:span></text:p>
            <text:p text:style-name="P31"><text:span text:style-name="T8"><text:s text:c="3"/></text:span><text:span text:style-name="T78">body</text:span><text:span text:style-name="T8">: </text:span><text:span text:style-name="T80">serialize</text:span><text:span text:style-name="T8">({</text:span></text:p>
            <text:p text:style-name="P31"><text:span text:style-name="T8"><text:s text:c="5"/></text:span><text:span text:style-name="T78">Jsonrpc</text:span><text:span text:style-name="T8">: ‘</text:span><text:span text:style-name="T81">1.0</text:span><text:span text:style-name="T8">’,</text:span></text:p>
            <text:p text:style-name="P31"><text:span text:style-name="T8"><text:s text:c="5"/></text:span><text:span text:style-name="T78">id</text:span><text:span text:style-name="T8">: ‘</text:span><text:span text:style-name="T79">random_id_number</text:span><text:span text:style-name="T82">’</text:span><text:span text:style-name="T8">,</text:span></text:p>
            <text:p text:style-name="P31"><text:span text:style-name="T8"><text:s text:c="5"/></text:span><text:span text:style-name="T78">method</text:span><text:span text:style-name="T8">: ‘</text:span><text:span text:style-name="T79">rpc_method_name</text:span><text:span text:style-name="T82">’</text:span><text:span text:style-name="T8">,</text:span></text:p>
            <text:p text:style-name="P31"><text:span text:style-name="T8"><text:s text:c="5"/></text:span><text:span text:style-name="T78">params</text:span><text:span text:style-name="T8">: [</text:span><text:span text:style-name="T82"> ‘</text:span><text:span text:style-name="T79">array</text:span><text:span text:style-name="T82">’, ‘</text:span><text:span text:style-name="T79">of</text:span><text:span text:style-name="T82">’, ‘</text:span><text:span text:style-name="T79">arguments</text:span><text:span text:style-name="T82">’</text:span><text:span text:style-name="T8"> ]</text:span></text:p>
            <text:p text:style-name="P31"><text:span text:style-name="T8"><text:s text:c="3"/></text:span><text:span text:style-name="T8">})</text:span></text:p>
            <text:p text:style-name="P31"><text:span text:style-name="T8"><text:s/></text:span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3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text-style-name="P30" draw:layer="layout" svg:width="25.199cm" svg:height="2.629cm" svg:x="1.4cm" svg:y="0.628cm" presentation:class="title" presentation:user-transformed="true">
          <draw:text-box>
            <text:p text:style-name="P30">Let’s Get Building!</text:p>
          </draw:text-box>
        </draw:frame>
        <draw:frame draw:style-name="gr12" draw:text-style-name="P35" draw:layer="layout" svg:width="25.4cm" svg:height="9.525cm" svg:x="1.27cm" svg:y="4.445cm">
          <draw:text-box>
            <text:list text:style-name="L2">
              <text:list-header>
                <text:p text:style-name="P34"><text:span text:style-name="T83">Clone the class repo:</text:span></text:p>
                <text:p text:style-name="P34"><text:span text:style-name="T84"><text:s/></text:span><text:span text:style-name="T84">github.com/cmdruid/bitcoin-programming </text:span></text:p>
                <text:p text:style-name="P34"><text:span text:style-name="T85"/></text:p>
                <text:p text:style-name="P34"><text:span text:style-name="T83">Navigate here:</text:span></text:p>
                <text:p text:style-name="P34"><text:span text:style-name="T86"><text:s/></text:span><text:span text:style-name="T86">examples/python/transactions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3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Mono" svg:font-family="'Fira Mono'" style:font-pitch="fixed"/>
    <style:font-face style:name="Fira Mono1" svg:font-family="'Fira Mono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Mono PS1" svg:font-family="'Nimbus Mono PS'" style:font-pitch="variable"/>
    <style:font-face style:name="Noto Mono" svg:font-family="'Noto Mono'" style:font-pitch="variable"/>
    <style:font-face style:name="Noto Mono1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9T12:48:56.235364897</meta:creation-date>
    <dc:date>2022-09-24T15:06:10.231317185</dc:date>
    <meta:editing-duration>PT2H50M31S</meta:editing-duration>
    <meta:editing-cycles>16</meta:editing-cycles>
    <meta:generator>LibreOffice/7.3.4.2$Linux_X86_64 LibreOffice_project/30$Build-2</meta:generator>
    <meta:document-statistic meta:object-count="86"/>
  </office:meta>
</office:document-meta>
</file>